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F2000001330839BBA4.png"/>
  <manifest:file-entry manifest:media-type="image/png" manifest:full-path="Pictures/10000201000002AD000002E177E600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ynamische Modelle</text:h>
      <text:h text:style-name="Heading_20_2" text:outline-level="2">Mashup ausführen</text:h>
      <text:p text:style-name="Text_20_body"><draw:frame draw:style-name="fr2" draw:name="Grafik1" text:anchor-type="paragraph" svg:x="-0.76cm" svg:y="0.12cm" svg:width="18.45cm" svg:height="6.683cm" draw:z-index="1"><draw:image xlink:href="Pictures/10000201000003F2000001330839BBA4.png" xlink:type="simple" xlink:show="embed" xlink:actuate="onLoad"/></draw:frame></text:p>
      <text:h text:style-name="P1" text:outline-level="2">Mashup anzeigen</text:h>
      <text:p text:style-name="Text_20_body"><draw:frame draw:style-name="fr1" draw:name="Grafik3" text:anchor-type="paragraph" svg:width="17cm" svg:height="18.29cm" draw:z-index="0"><draw:image xlink:href="Pictures/10000201000002AD000002E177E600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2T20:08:31.62</dc:date>
    <dc:creator>Malte </dc:creator>
    <meta:editing-duration>P1DT16H29M44S</meta:editing-duration>
    <meta:editing-cycles>335</meta:editing-cycles>
    <meta:document-statistic meta:table-count="0" meta:image-count="2" meta:object-count="0" meta:page-count="2" meta:paragraph-count="3" meta:word-count="6" meta:character-count="49" meta:non-whitespace-character-count="46"/>
  </office:meta>
</office:document-meta>
</file>